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Таблица1" style:family="table">
      <style:table-properties style:width="21.701cm" fo:margin-left="0cm" fo:margin-right="0cm" table:align="margins"/>
    </style:style>
    <style:style style:name="Таблица1.A" style:family="table-column">
      <style:table-column-properties style:column-width="3.907cm" style:rel-column-width="11798*"/>
    </style:style>
    <style:style style:name="Таблица1.B" style:family="table-column">
      <style:table-column-properties style:column-width="4.122cm" style:rel-column-width="12451*"/>
    </style:style>
    <style:style style:name="Таблица1.C" style:family="table-column">
      <style:table-column-properties style:column-width="13.672cm" style:rel-column-width="412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Table_20_Contents">
      <style:paragraph-properties fo:text-align="justify" style:justify-single-word="false"/>
      <style:text-properties fo:font-size="13pt" style:font-size-asian="10.5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ed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значение</text:h>
      <text:p text:style-name="Text_20_body">odtExport — утилита конвертации из текстового документа <text:a xlink:type="simple" xlink:href="http://en.wikipedia.org/wiki/OpenDocument" text:style-name="Internet_20_link" text:visited-style-name="Visited_20_Internet_20_Link">OpenDocument</text:a> (OpenOffice, LibreOffice) в формат HTML.</text:p>
      <text:h text:style-name="Heading_20_1" text:outline-level="1">Возможности</text:h>
      <text:p text:style-name="Первый_20_абзац">Утилита конвертирует текст и объекты указанные в ODT файле, в HTML. Объекты которые конвертируются:</text:p>
      <text:list xml:id="list9091158263172977339" text:style-name="L1">
        <text:list-item>
          <text:p text:style-name="P3">Текст;</text:p>
        </text:list-item>
        <text:list-item>
          <text:p text:style-name="P3">Ссылки;</text:p>
        </text:list-item>
        <text:list-item>
          <text:p text:style-name="P3">Таблицы;</text:p>
        </text:list-item>
        <text:list-item>
          <text:p text:style-name="P3">Врезки;</text:p>
        </text:list-item>
        <text:list-item>
          <text:p text:style-name="P3">Сноски;</text:p>
        </text:list-item>
        <text:list-item>
          <text:p text:style-name="P3">Закладки;</text:p>
        </text:list-item>
        <text:list-item>
          <text:p text:style-name="P3">Списки;</text:p>
        </text:list-item>
        <text:list-item>
          <text:p text:style-name="P3">Заголовки;</text:p>
        </text:list-item>
        <text:list-item>
          <text:p text:style-name="P3">Изображения.</text:p>
        </text:list-item>
      </text:list>
      <text:h text:style-name="Heading_20_1" text:outline-level="1">Установка</text:h>
      <text:list xml:id="list2893821543767368235" text:style-name="L2">
        <text:list-item>
          <text:p text:style-name="P4">Проверить необходимое предустановленные программы;</text:p>
        </text:list-item>
        <text:list-item>
          <text:p text:style-name="P4">Скачать с сайта ________ архив программы;</text:p>
        </text:list-item>
        <text:list-item>
          <text:p text:style-name="P4">Создать каталог для программы;</text:p>
        </text:list-item>
        <text:list-item>
          <text:p text:style-name="P4">Распаковать программу;</text:p>
        </text:list-item>
        <text:list-item>
          <text:p text:style-name="P4">Прописать переменные окружения.</text:p>
        </text:list-item>
      </text:list>
      <text:h text:style-name="Heading_20_2" text:outline-level="2">Необходимое программное обеспечение</text:h>
      <text:list xml:id="list7038067540401420266" text:style-name="L3">
        <text:list-item>
          <text:p text:style-name="P5">Java Runtime Enviroment версии 1.6 или выше</text:p>
        </text:list-item>
      </text:list>
      <text:h text:style-name="Heading_20_1" text:outline-level="1">Использование</text:h>
      <text:p text:style-name="Первый_20_абзац">Утилита использует интерфейс командной строки. Аргументы командной строки задаются в виде нескольких пар ключ / значени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Ключ</text:p>
          </table:table-cell>
          <table:table-cell table:style-name="Таблица1.A1" office:value-type="string">
            <text:p text:style-name="Table_20_Heading">Значение</text:p>
          </table:table-cell>
          <table:table-cell table:style-name="Таблица1.C1" office:value-type="string">
            <text:p text:style-name="Table_20_Heading">Описание</text:p>
          </table:table-cell>
        </table:table-row>
        <table:table-row>
          <table:table-cell table:style-name="Таблица1.A2" office:value-type="string">
            <text:p text:style-name="P2">-input</text:p>
          </table:table-cell>
          <table:table-cell table:style-name="Таблица1.A2" office:value-type="string">
            <text:p text:style-name="P2">ODT файл</text:p>
          </table:table-cell>
          <table:table-cell table:style-name="Таблица1.C2" office:value-type="string">
            <text:p text:style-name="P2">Указывает какой файл (*.odt) необходимо конвертировать. Файл должен существовать. Является необходимым параметром.</text:p>
          </table:table-cell>
        </table:table-row>
        <table:table-row>
          <table:table-cell table:style-name="Таблица1.A2" office:value-type="string">
            <text:p text:style-name="P2">-output</text:p>
          </table:table-cell>
          <table:table-cell table:style-name="Таблица1.A2" office:value-type="string">
            <text:p text:style-name="P2">HTML файл</text:p>
          </table:table-cell>
          <table:table-cell table:style-name="Таблица1.C2" office:value-type="string">
            <text:p text:style-name="P2">Указывает имя html файла в который будет записан результат.</text:p>
            <text:p text:style-name="P2">Является необходимым параметром.</text:p>
          </table:table-cell>
        </table:table-row>
        <table:table-row>
          <table:table-cell table:style-name="Таблица1.A2" office:value-type="string">
            <text:p text:style-name="P2">-verbose</text:p>
          </table:table-cell>
          <table:table-cell table:style-name="Таблица1.A2" office:value-type="string">
            <text:p text:style-name="P2"><text:span text:style-name="T4">on</text:span> либо <text:span text:style-name="T4">off</text:span></text:p>
          </table:table-cell>
          <table:table-cell table:style-name="Таблица1.C2" office:value-type="string">
            <text:p text:style-name="P2">Выводить дополнительную информацию о процессе конвертации. По умолчанию включено. Не является необходимым параметром.</text:p>
          </table:table-cell>
        </table:table-row>
      </table:table>
      <text:p text:style-name="Text_20_body">Пример:</text:p>
      <text:p text:style-name="Code"><text:span text:style-name="Code_20_Input">odtExport -input <text:s/>home/gocha/Программирование/worked/odtExport/sample/sample.odt -output /home/gocha/Программирование/worked/odtExport/sample/sample.html </text:span></text:p>
      <text:p text:style-name="Code">odtExport Версия 0.1 build 63. http://cofe.tv </text:p>
      <text:p text:style-name="Code">Используется язык "ru" </text:p>
      <text:p text:style-name="Code">Экспорт из /home/gocha/coding/test/BloggerCLI/binTarget/sample/sample.odt в /home/gocha/coding/test/BloggerCLI/binTarget/sample/sample.html </text:p>
      <text:p text:style-name="Code">Создан файл /home/gocha/coding/test/BloggerCLI/binTarget/sample/Pictures/10000000000001720000017060F235D2.png </text:p>
      <text:p text:style-name="Code">Создан файл /home/gocha/coding/test/BloggerCLI/binTarget/sample/Pictures/100000000000009F000000762085F2B3.png </text:p>
      <text:p text:style-name="Code">Создан файл /home/gocha/coding/test/BloggerCLI/binTarget/sample/Pictures/100000000000016B0000012BB24CC32E.png </text:p>
      <text:p text:style-name="Code">Создан файл /home/gocha/coding/test/BloggerCLI/binTarget/sample/Thumbnails/thumbnail.png </text:p>
      <text:p text:style-name="Code">Создан файл /home/gocha/coding/test/BloggerCLI/binTarget/sample/sample.html </text:p>
      <text:p text:style-name="Code">Создан файл /home/gocha/coding/test/BloggerCLI/binTarget/sample/style.css </text:p>
      <text:p text:style-name="Code">Экспорт завершен </text:p>
      <text:h text:style-name="Heading_20_1" text:outline-level="1">Авторство</text:h>
      <text:list xml:id="list7223916251887463006" text:style-name="L4">
        <text:list-item>
          <text:p text:style-name="P6">Авторство и разработка принадлежит Камневу Георгию Павловичу.</text:p>
        </text:list-item>
        <text:list-item>
          <text:p text:style-name="P6">Публикуется по лицензии <text:span text:style-name="T5">MIT</text:span></text:p>
        </text:list-item>
        <text:list-item>
          <text:p text:style-name="P6">По вопросам касающихся программы можете связаться по адресу <text:a xlink:type="simple" xlink:href="mailto:nt.gocha@gmail.com" text:style-name="Internet_20_link" text:visited-style-name="Visited_20_Internet_20_Link">nt.gocha@gmail.com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loext:contextual-spacing="false" fo:text-align="justify" style:justify-single-word="false" fo:orphans="0" fo:widows="0" fo:text-indent="0.499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loext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/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://cofe.tv" text:style-name="Internet_20_link" text:visited-style-name="Visited_20_Internet_20_Link"><text:span text:style-name="MT1">Cofe.tv</text:span></text:a><text:tab/><text:span text:style-name="MT2"><text:title>Описание утилиты odtExport</text:title></text:span><text:tab/>от <text:modification-date style:data-style-name="N84">2014-12-11</text:modification-date></text:p>
      </style:header>
      <style:footer>
        <text:p text:style-name="Footer"><text:tab/><text:tab/><text:span text:style-name="MT3"><text:page-number text:select-page="current">0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5T23:54:44</meta:creation-date>
    <meta:editing-duration>PT2H25M34S</meta:editing-duration>
    <meta:editing-cycles>6</meta:editing-cycles>
    <meta:generator>LibreOffice/4.3.1.2$Linux_X86_64 LibreOffice_project/958349dc3b25111dbca392fbc281a05559ef6848</meta:generator>
    <meta:initial-creator>Камнев Георгий</meta:initial-creator>
    <dc:title>Описание утилиты odtExport</dc:title>
    <dc:date>2014-12-11T18:14:51.359518436</dc:date>
    <dc:creator>Георгий Павлович Камнев</dc:creator>
    <meta:document-statistic meta:table-count="1" meta:image-count="0" meta:object-count="0" meta:page-count="1" meta:paragraph-count="54" meta:word-count="220" meta:character-count="2294" meta:non-whitespace-character-count="2130"/>
    <meta:template xlink:type="simple" xlink:actuate="onRequest" xlink:title="Печатный односторонний 1-1" xlink:href="../../../../../.libreoffice/3/user/template/Печатный%20односторонний%201-1.ott" meta:date="2011-04-15T23:54:42"/>
  </office:meta>
</office:document-meta>
</file>